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 style:list-style-name="L2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32pt"/>
    </style:style>
    <style:style style:name="P3" style:family="paragraph">
      <style:text-properties fo:font-size="20pt"/>
    </style:style>
    <style:style style:name="P4" style:family="paragraph">
      <style:text-properties fo:font-size="22pt" style:font-size-asian="22pt" style:font-size-complex="22pt"/>
    </style:style>
    <style:style style:name="P5" style:family="paragraph">
      <style:text-properties fo:font-size="19pt" style:font-size-asian="19pt" style:font-size-complex="19pt"/>
    </style:style>
    <style:style style:name="P6" style:family="paragraph">
      <style:text-properties fo:font-size="21pt" style:font-size-asian="21pt" style:font-size-complex="21pt"/>
    </style:style>
    <style:style style:name="T1" style:family="text">
      <style:text-properties fo:font-size="32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9pt" style:font-size-asian="19pt" style:font-size-complex="19pt"/>
    </style:style>
    <style:style style:name="T4" style:family="text">
      <style:text-properties fo:font-size="21pt" style:font-size-asian="21pt" style:font-size-complex="2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61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1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1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1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1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1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1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1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1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1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user-transformed="true">
          <draw:text-box>
            <text:p>jetty против tomcat</text:p>
          </draw:text-box>
        </draw:frame>
        <draw:frame presentation:style-name="pr2" draw:text-style-name="P2" draw:layer="layout" svg:width="25.199cm" svg:height="12.179cm" svg:x="1.4cm" svg:y="4.914cm" presentation:class="subtitle">
          <draw:text-box>
            <text:list text:style-name="L2">
              <text:list-item>
                <text:p text:style-name="P1"><text:span text:style-name="T1">Введение</text:span></text:p>
              </text:list-item>
              <text:list-item>
                <text:p text:style-name="P1"><text:span text:style-name="T1">Техническая часть</text:span></text:p>
              </text:list-item>
            </text:list>
            <text:list text:style-name="L3">
              <text:list-item>
                <text:p text:style-name="P1"><text:span text:style-name="T1">Архитектура</text:span></text:p>
              </text:list-item>
            </text:list>
            <text:list text:style-name="L4">
              <text:list-item>
                <text:p text:style-name="P1"><text:span text:style-name="T1">Эффективность</text:span></text:p>
              </text:list-item>
            </text:list>
            <text:list text:style-name="L2">
              <text:list-item>
                <text:p text:style-name="P1"><text:span text:style-name="T1">Нетехническая часть</text:span></text:p>
              </text:list-item>
              <text:list-item>
                <text:p text:style-name="P1"><text:span text:style-name="T1">Общая информация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Введение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5">
              <text:list-header>
                <text:p>Jetty и Tomcat зачатую представляются прямыми конкурентами.</text:p>
                <text:p>На первый взгляд, Jetty и Tomcat весьма схожи. Оба являются контейнера сервлетов и реализуют спецификацию Servlets 3.0. Оба, с известными дополнениями, могут предоставлять функциональность J2EE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Архитектура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5">
              <text:list-header>
                <text:p><text:span text:style-name="T2">При ближайшем рассмотрении, архитектуры двух серверов сильно отличаются.</text:span></text:p>
                <text:p><text:span text:style-name="T2">Tomcat прежде всего сервер приложений. По умолчанию это программное обеспечение, устанавливаемое в системе, и служащее для установки в него других приложений. Tomcat может быть урезан с целью встраивания или стать основой для полноценного J2EE сервера но подобные упражнения нетипичны и весьма сложны. Jetty – это, прежде всего, набор программных компонентов, представляющих сервисы связанные с обслуживанием HTTP запросов и Servlet-ов. Jetty может быть установлен как отдельный сервер приложений, или может быть встроен в приложение или библиотеку в качестве простого компонента обслуживания HTTP, или сервлетов, как полнофункциональный контейнер сервлетов, или даже стать частью полноценной J2EE среды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Архитектура</text:p>
          </draw:text-box>
        </draw:frame>
        <draw:frame presentation:style-name="pr4" draw:text-style-name="P4" draw:layer="layout" svg:width="25.199cm" svg:height="12.179cm" svg:x="1.217cm" svg:y="4.839cm" presentation:class="outline" presentation:user-transformed="true">
          <draw:text-box>
            <text:list text:style-name="L5">
              <text:list-header>
                <text:p><text:span text:style-name="T2">Jetty имеет гибкую компонентную архитектуру. Это позволяет интегрировать и использовать его в самых разных областях:</text:span></text:p>
              </text:list-header>
              <text:list-item>
                <text:p><text:span text:style-name="T2">От мобильных телефонов до больших серверных кластеро</text:span></text:p>
              </text:list-item>
              <text:list-item>
                <text:p><text:span text:style-name="T2">В программных библиотеках и инструментах</text:span></text:p>
              </text:list-item>
              <text:list-item>
                <text:p><text:span text:style-name="T2">В серверах приложений J2EE</text:span></text:p>
              </text:list-item>
              <text:list-item>
                <text:p><text:span text:style-name="T2">В качестве основы для расширених сервисов</text:span></text:p>
                <text:p><text:span text:style-name="T2">По мере того как спецификация сервлетов развивается, добавляются новые функции,усложняется и увеличивается стоимость стандартного сервлет-контейнера.И хотя Jetty полностью реализует стандарт и будет ориентироваться на него в будущем, модульность позволяет разворачивать только необходимый набор сервисов, исключая все ненужное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Эффективность</text:p>
          </draw:text-box>
        </draw:frame>
        <draw:frame presentation:style-name="pr4" draw:text-style-name="P4" draw:layer="layout" svg:width="25.199cm" svg:height="12.179cm" svg:x="1.4cm" svg:y="4.914cm" presentation:class="outline" presentation:user-transformed="true">
          <draw:text-box>
            <text:list text:style-name="L5">
              <text:list-header>
                <text:p><text:span text:style-name="T2">И Jetty и Tomcat имеют хорошие показатели производительности, и вряд ли и окажутся слабым звеном в любом нетривиальном Web-приложении. И хотя по обобщенным тестам сложно судить о работе конкретных приложений, и тестирование и профилирование остается необходимым, некоторые наблюдения сделать можно:</text:span></text:p>
              </text:list-header>
              <text:list-item>
                <text:p><text:span text:style-name="T2">Tomcat чуть более производителен, в случае несколько очень нагруженных соединений. У него немного меньше промежуток между обработками запросов. Это становится заметно, когда много запросов/ответов приходит через одно соединение без достаточных пауз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Нетехническая часть</text:p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5">
              <text:list-header>
                <text:p><text:span text:style-name="T2">Часто в качестве важного критерия выбора платформы выступает положение на рынке.Исторически доминирующий на рынке Tomcat ныне уступает свои позиции. А доля Jetty при этом неуклонно растет.</text:span></text:p>
                <text:p><text:span text:style-name="T2">Tomcat был эталонной реализацией спецификации сервлетов только до версии 2.4.</text:span></text:p>
                <text:p><text:span text:style-name="T2">Jetty уделяет немалое внимание спецификациям и добросовестно реализует их. Разработчики Jetty участвовали в создании версий 2.5 и 3.0. Таким образом, Jetty не только соответствует всем стандартам но и активно влияет на них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Нетехническая часть</text:p>
          </draw:text-box>
        </draw:frame>
        <draw:frame presentation:style-name="pr4" draw:text-style-name="P5" draw:layer="layout" svg:width="25.199cm" svg:height="12.179cm" svg:x="1.4cm" svg:y="4.914cm" presentation:class="outline">
          <draw:text-box>
            <text:list text:style-name="L5">
              <text:list-header>
                <text:p><text:span text:style-name="T3">История Jetty насчитывает уже более 10-ти лет. Проект независимо существует в рамках репозитория codehaus.org, и поддерживается некоторыми влиятельными организациями. Разработчики тесно сотрудничают со многими другими проектами с открытым исходным кодом.</text:span></text:p>
                <text:p><text:span text:style-name="T3">Проект Tomcat имеет несколько менее счастливую историю, разобщенного сообщества разработчиков. Для него более характерен революционный путь, чем сотрудничество и планомерное развитие. Кризис управления и разработки для Tomcat вылились в конечном итоге в:</text:span></text:p>
              </text:list-header>
              <text:list-item>
                <text:p><text:span text:style-name="T3">потерю статуса эталонной реализации;</text:span></text:p>
              </text:list-item>
              <text:list-item>
                <text:p><text:span text:style-name="T3">слиянию с проектом GlassFish;</text:span></text:p>
              </text:list-item>
              <text:list-item>
                <text:p><text:span text:style-name="T3">переходу разработки из режима "Commit then Review" в режим "Review then Commit"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Эффективность</text:p>
          </draw:text-box>
        </draw:frame>
        <draw:frame presentation:style-name="pr4" draw:text-style-name="P6" draw:layer="layout" svg:width="25.199cm" svg:height="12.179cm" svg:x="1.4cm" svg:y="4.914cm" presentation:class="outline">
          <draw:text-box>
            <text:list text:style-name="L5">
              <text:list-item>
                <text:p><text:span text:style-name="T4">Jetty хорошо масштабируется, для многих соединений, со значительным временем простоя между запросами. Это типичная ситуация для большинства веб-сайтов. Экономное использование памяти и широкое применение NIO, позволяет Jetty обслуживать большее количество пользователей на единицу свободной памяти. Экономия кэш-памяти контейнером сервлетов означает, также, что больший ее объем доступен для ускорения выполнения нетривиальных приложений.</text:span></text:p>
              </text:list-item>
              <text:list-item>
                <text:p><text:span text:style-name="T4">Jetty имеет более высокую производительность при обслуживании статического контента. Так Jetty может использовать отображаемые в память файлы в сочетании с NIO, что бы поручить операционной системе отправку содержимого файлов на максимальной скорости без использования пользовательской памяти и JV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Общая информация</text:p>
              </text:list-header>
            </text:list>
          </draw:text-box>
        </draw:frame>
        <draw:frame presentation:style-name="pr4" draw:text-style-name="P4" draw:layer="layout" svg:width="25.199cm" svg:height="12.179cm" svg:x="1.4cm" svg:y="4.914cm" presentation:class="outline">
          <draw:text-box>
            <text:list text:style-name="L5">
              <text:list-header>
                <text:p><text:span text:style-name="T2">Tomcat является качественным продуктом с известным именем, огромной пользовательской базой. Он несомненно выполняет все те задачи которые ставили перед ним разработчики. Однако ему не хватает гибкости в качестве компонента программного обеспечения, а у его проекту и команде трудно адаптироваться к изменяющимся условиям и требованиям.</text:span></text:p>
                <text:p><text:span text:style-name="T2">Проект Jetty имеет богатый опыт реагирования на изменяющиеся требования и стандарты. Это привело к платформе которая может быть встроена и развернута практически в любой среде, и которая поддерживается значительным и растущим сообществом.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2-13T20:25:22.862848164</meta:creation-date>
    <dc:date>2015-02-13T21:15:20.310759744</dc:date>
    <meta:editing-duration>PT37S</meta:editing-duration>
    <meta:editing-cycles>2</meta:editing-cycles>
    <meta:generator>LibreOffice/4.2.7.2$Linux_X86_64 LibreOffice_project/420m0$Build-2</meta:generator>
    <meta:document-statistic meta:object-count="57"/>
  </office:meta>
</office:document-meta>
</file>